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orrection de ce QCM se fait de manière automatique. Veuillez suivre les instructions suivantes pour remplir correctement la feuille de réponses et ainsi éviter les erreurs de traitement :</text:p>
      <text:list text:style-name="L1">
        <text:list-item>
          <text:p text:style-name="P2">Indiquez vos nom et prénom à l'endroit indiqué.</text:p>
        </text:list-item>
        <text:list-item>
          <text:p text:style-name="P2">Indiquez votre identifiant étudiant de la forme pABCDE en cochant les cases en haut de la page. Le chiffre A doit être coché sur la première, le chiffre B sur la seconde, ...</text:p>
        </text:list-item>
        <text:list-item>
          <text:p text:style-name="P2">N'écrivez rien dans les marges où se trouvent des marques noires.</text:p>
        </text:list-item>
        <text:list-item>
          <text:p text:style-name="P2">Noircissez les cases au crayon gris (de préférence) ou au stylo à bille de couleur noire.<text:line-break/>Ne pas utiliser d'autre couleur.</text:p>
        </text:list-item>
        <text:list-item>
          <text:p text:style-name="P2">Les cases doivent être noircies entièrement. Une coche ou une croix ne suffisent pas.</text:p>
        </text:list-item>
        <text:list-item>
          <text:p text:style-name="P2">Si vous vous êtes trompés, gommez ou utilisez un correcteur liquide pour annuler votre réponse.</text:p>
        </text:list-item>
        <text:list-item>
          <text:p text:style-name="P2">Si votre feuille de réponse est mal imprimée ou souillée, demandez-en une autre au surveillant et reportez l'ensemble de vos réponses sur la nouvelle.</text:p>
        </text:list-item>
        <text:list-item>
          <text:p text:style-name="P2">Faites bien attention de répondre sur les bonnes lignes. Aucune réclamation concernant un décalage de vos réponses n'est recevable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18T06:09:38</meta:creation-date>
    <dc:date>2008-09-18T06:29:53</dc:date>
    <meta:editing-cycles>7</meta:editing-cycles>
    <meta:editing-duration>PT20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74" meta:character-count="1060"/>
  </office:meta>
</office:document-meta>
</file>